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oogle Sans" svg:font-family="'Google Sans', 'Helvetica Neue',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style>
    <style:style style:name="P2" style:family="paragraph" style:parent-style-name="Table_20_Contents">
      <style:paragraph-properties fo:line-height="125%"/>
      <style:text-properties style:font-name="Google Sans" fo:letter-spacing="normal" fo:font-weight="normal"/>
    </style:style>
    <style:style style:name="P3" style:family="paragraph" style:parent-style-name="Table_20_Heading">
      <style:paragraph-properties fo:line-height="125%" fo:text-align="start" style:justify-single-word="false"/>
      <style:text-properties style:font-name="Google Sans" fo:letter-spacing="normal" fo:font-weight="bold"/>
    </style:style>
    <style:style style:name="P4" style:family="paragraph" style:list-style-name="L3"/>
    <style:style style:name="P5" style:family="paragraph" style:list-style-name="L4"/>
    <style:style style:name="P6" style:family="paragraph" style:parent-style-name="Text_20_body">
      <style:text-properties officeooo:paragraph-rsid="00006706"/>
    </style:style>
    <style:style style:name="T1" style:family="text">
      <style:text-properties fo:font-variant="normal" fo:text-transform="none" fo:color="#e3e3e3" loext:opacity="100%" style:font-name="Google Sans" fo:font-size="12pt" fo:letter-spacing="normal" fo:font-style="normal" fo:font-weight="bold"/>
    </style:style>
    <style:style style:name="T2" style:family="text">
      <style:text-properties fo:font-variant="normal" fo:text-transform="none" fo:color="#e3e3e3" loext:opacity="100%" style:font-name="Google Sans" fo:font-size="12pt" fo:letter-spacing="normal" fo:font-style="normal" fo:font-weight="normal"/>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ERBEDAAN KERNEL DAN CORE</text:p>
      <text:p text:style-name="Standard"/>
      <text:p text:style-name="Text_20_body"><text:span text:style-name="Strong_20_Emphasis">Kernel dan CPU adalah dua komponen penting dari komputer yang memiliki fungsi yang berbeda.</text:span></text:p>
      <text:p text:style-name="Text_20_body"><text:span text:style-name="Strong_20_Emphasis">Kernel</text:span> adalah inti dari sistem operasi komputer, yang berfungsi sebagai penghubung antara perangkat keras dan perangkat lunak. Ia memiliki kontrol penuh atas semua yang terjadi pada sistem, termasuk manajemen memori, proses, file, perangkat keras, dan keamanan.</text:p>
      <text:p text:style-name="Text_20_body"><text:span text:style-name="Strong_20_Emphasis">CPU</text:span>, atau Central Processing Unit, adalah otak dari komputer. Ia bertanggung jawab untuk mengeksekusi instruksi program. CPU terdiri dari beberapa komponen, termasuk unit aritmatika dan logika (ALU), unit kontrol, dan memori cache.</text:p>
      <text:p text:style-name="Text_20_body"><text:span text:style-name="Strong_20_Emphasis">Perbedaan utama antara kernel dan CPU adalah sebagai berikut:</text:span></text:p>
      <text:list xml:id="list4231203046" text:style-name="L3">
        <text:list-item>
          <text:p text:style-name="Text_20_body"><text:span text:style-name="Strong_20_Emphasis">Kernel adalah perangkat lunak, sedangkan CPU adalah perangkat keras.</text:span></text:p>
        </text:list-item>
        <text:list-item>
          <text:p text:style-name="Text_20_body"><text:span text:style-name="Strong_20_Emphasis">Kernel bertanggung jawab untuk mengelola sistem secara keseluruhan, sedangkan CPU bertanggung jawab untuk mengeksekusi instruksi program.</text:span></text:p>
        </text:list-item>
        <text:list-item>
          <text:p text:style-name="Text_20_body"><text:span text:style-name="Strong_20_Emphasis">Kernel biasanya merupakan program yang berjalan di latar belakang, sedangkan CPU bekerja secara aktif saat menjalankan program.</text:span></text:p>
        </text:list-item>
      </text:list>
      <text:p text:style-name="Text_20_body"><text:span text:style-name="Strong_20_Emphasis">Contoh:</text:span></text:p>
      <text:list xml:id="list1833067681" text:style-name="L4">
        <text:list-item>
          <text:p text:style-name="Text_20_body"><text:span text:style-name="Strong_20_Emphasis">Kernel</text:span> dapat dianalogikan dengan seorang manajer yang bertanggung jawab untuk mengelola seluruh perusahaan.</text:p>
        </text:list-item>
        <text:list-item>
          <text:p text:style-name="Text_20_body"><text:span text:style-name="Strong_20_Emphasis">CPU</text:span> dapat dianalogikan dengan seorang pekerja yang bertanggung jawab untuk menjalankan tugas-tugas yang diberikan oleh manajer.</text:p>
        </text:list-item>
      </text:list>
      <text:p text:style-name="Text_20_body"><text:span text:style-name="Strong_20_Emphasis">Pada contoh ini, manajer (kernel) bertanggung jawab untuk memastikan bahwa perusahaan berjalan dengan lancar. Ia memastikan bahwa semua pekerja (proses) memiliki akses ke sumber daya yang mereka butuhkan dan bahwa mereka tidak saling mengganggu. Pekerja (CPU) bertanggung jawab untuk menjalankan tugas-tugas yang diberikan oleh manajer, seperti memproduksi barang atau memberikan layanan.</text:spa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oogle Sans" svg:font-family="'Google Sans', 'Helvetica Neue',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3T20:11:50.179656818</meta:creation-date>
    <dc:date>2024-01-03T20:18:37.546271429</dc:date>
    <meta:editing-duration>PT6M48S</meta:editing-duration>
    <meta:editing-cycles>1</meta:editing-cycles>
    <meta:document-statistic meta:table-count="0" meta:image-count="0" meta:object-count="0" meta:page-count="1" meta:paragraph-count="12" meta:word-count="223" meta:character-count="1635" meta:non-whitespace-character-count="1429"/>
    <meta:generator>LibreOffice/7.3.7.2$Linux_X86_64 LibreOffice_project/30$Build-2</meta:generator>
  </office:meta>
</office:document-meta>
</file>